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93A0000093A5E1D1F13B0D0F562.png" manifest:media-type="image/png"/>
  <manifest:file-entry manifest:full-path="Pictures/10000000000001770000029A444187BA1454568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betan Machine Uni" svg:font-family="'Tibetan Machine Un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108cm"/>
    </style:style>
    <style:style style:name="pr4" style:family="presentation" style:parent-style-name="Default-subtitle">
      <style:graphic-properties draw:fill-color="#ffffff" fo:min-height="2.157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color="#ba131a" style:font-name="Tibetan Machine Uni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color="#ba131a" style:font-name="Tibetan Machine Uni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draw:style-name="gr1" draw:text-style-name="P1" draw:layer="layout" svg:width="9.144cm" svg:height="16.243cm" svg:x="9.398cm" svg:y="-0.254cm">
          <draw:image xlink:href="Pictures/10000000000001770000029A444187BA1454568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text-style-name="P3" draw:layer="layout" svg:width="25.199cm" svg:height="3.108cm" svg:x="1.4cm" svg:y="0.389cm" presentation:class="title" presentation:user-transformed="true">
          <draw:text-box>
            <text:p><text:span text:style-name="T1">Sharkweek</text:span></text:p>
          </draw:text-box>
        </draw:frame>
        <draw:frame draw:style-name="gr3" draw:text-style-name="P4" draw:layer="layout" svg:width="11.404cm" svg:height="11.404cm" svg:x="8.382cm" svg:y="4.064cm">
          <draw:image xlink:href="Pictures/100002010000093A0000093A5E1D1F13B0D0F562.png" xlink:type="simple" xlink:show="embed" xlink:actuate="onLoad">
            <text:p/>
          </draw:image>
        </draw:frame>
        <draw:frame presentation:style-name="pr4" draw:text-style-name="P5" draw:layer="layout" svg:width="25.199cm" svg:height="2.157cm" svg:x="1.4cm" svg:y="2.923cm" presentation:class="subtitle" presentation:user-transformed="true">
          <draw:text-box>
            <text:p>Geschlechtsneutraler Menstruationstracker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betan Machine Uni" svg:font-family="'Tibetan Machine Un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5T12:52:57.828713037</meta:creation-date>
    <meta:editing-duration>PT2M36S</meta:editing-duration>
    <meta:editing-cycles>3</meta:editing-cycles>
    <meta:generator>LibreOffice/6.0.6.2$Linux_X86_64 LibreOffice_project/00m0$Build-2</meta:generator>
    <dc:date>2018-11-25T12:55:31.267884202</dc:date>
    <meta:document-statistic meta:object-count="30"/>
  </office:meta>
</office:document-meta>
</file>